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8.25pt" officeooo:rsid="000dafb4" officeooo:paragraph-rsid="000dafb4" style:font-size-asian="16pt" style:font-size-complex="18.25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ublic static Connection <text:s/>getConn(){</text:p>
      <text:p text:style-name="P1"><text:tab/><text:tab/>//获得classpath下的资源文件流</text:p>
      <text:p text:style-name="P1"><text:tab/><text:tab/>InputStream in=DBUtil.class.getClassLoader().getResourceAsStream("db.properties");</text:p>
      <text:p text:style-name="P1"><text:tab/><text:tab/>Properties prop=new Properties();</text:p>
      <text:p text:style-name="P1"><text:tab/><text:tab/> Connection conn=null;</text:p>
      <text:p text:style-name="P1"><text:tab/><text:tab/>try {</text:p>
      <text:p text:style-name="P1"><text:tab/><text:tab/><text:tab/>prop.load(in);</text:p>
      <text:p text:style-name="P1"><text:tab/><text:tab/><text:tab/>//获得数据库连接信息</text:p>
      <text:p text:style-name="P1"><text:tab/><text:tab/> String driverClass=prop.getProperty("driverClass");</text:p>
      <text:p text:style-name="P1"><text:tab/><text:tab/> String url=prop.getProperty("url");</text:p>
      <text:p text:style-name="P1"><text:tab/><text:tab/> String username=prop.getProperty("username");</text:p>
      <text:p text:style-name="P1"><text:tab/><text:tab/> String password=prop.getProperty("password");</text:p>
      <text:p text:style-name="P1"><text:tab/><text:tab/> //注册驱动</text:p>
      <text:p text:style-name="P1"><text:tab/><text:tab/> Class.forName(driverClass);<text:tab/></text:p>
      <text:p text:style-name="P1"><text:tab/><text:tab/> conn=DriverManager.getConnection(url, username, password);</text:p>
      <text:p text:style-name="P1"><text:tab/><text:tab/>} catch (Exception e) {</text:p>
      <text:p text:style-name="P1"><text:tab/><text:tab/><text:tab/>e.printStackTrace();</text:p>
      <text:p text:style-name="P1"><text:tab/><text:tab/>}</text:p>
      <text:p text:style-name="P1"><text:tab/><text:tab/>return conn;</text:p>
      <text:p text:style-name="P1"><text:tab/><text:tab/></text:p>
      <text:p text:style-name="P1"><text:tab/>}</text:p>
      <text:p text:style-name="P1"><text:tab/>//获得预编译对象</text:p>
      <text:p text:style-name="P1"><text:tab/>public static PreparedStatement getPstmt(String sql){</text:p>
      <text:p text:style-name="P1"><text:tab/><text:tab/>Connection conn=getConn();</text:p>
      <text:p text:style-name="P1"><text:tab/><text:tab/>PreparedStatement pstmt=null;</text:p>
      <text:p text:style-name="P1"><text:tab/><text:tab/>try {</text:p>
      <text:p text:style-name="P1"><text:tab/><text:tab/><text:tab/>pstmt=conn.prepareStatement(sql);</text:p>
      <text:p text:style-name="P1"><text:tab/><text:tab/><text:tab/></text:p>
      <text:p text:style-name="P1"><text:tab/><text:tab/><text:tab/></text:p>
      <text:p text:style-name="P1"><text:tab/><text:tab/>} catch (SQLException e) {</text:p>
      <text:p text:style-name="P1"><text:tab/><text:tab/><text:tab/>e.printStackTrace();</text:p>
      <text:p text:style-name="P1"><text:soft-page-break/><text:tab/><text:tab/>}</text:p>
      <text:p text:style-name="P1"><text:tab/><text:tab/>return pstmt;</text:p>
      <text:p text:style-name="P1"><text:tab/><text:tab/></text:p>
      <text:p text:style-name="P1"><text:tab/>}</text:p>
      <text:p text:style-name="P1"><text:tab/>public static <text:s/>void closeResUpdate(PreparedStatement pstmt){</text:p>
      <text:p text:style-name="P1"><text:tab/><text:tab/>if(pstmt!=null){</text:p>
      <text:p text:style-name="P1"><text:tab/><text:tab/><text:tab/>try {</text:p>
      <text:p text:style-name="P1"><text:tab/><text:tab/><text:tab/><text:tab/>Connection conn=pstmt.getConnection();</text:p>
      <text:p text:style-name="P1"><text:tab/><text:tab/><text:tab/><text:tab/>pstmt.close();</text:p>
      <text:p text:style-name="P1"><text:tab/><text:tab/><text:tab/><text:tab/>if(conn!=null){</text:p>
      <text:p text:style-name="P1"><text:tab/><text:tab/><text:tab/><text:tab/><text:tab/>conn.close();</text:p>
      <text:p text:style-name="P1"><text:tab/><text:tab/><text:tab/><text:tab/>}</text:p>
      <text:p text:style-name="P1"><text:tab/><text:tab/><text:tab/><text:tab/></text:p>
      <text:p text:style-name="P1"><text:tab/><text:tab/><text:tab/>} catch (SQLException e) {</text:p>
      <text:p text:style-name="P1"><text:tab/><text:tab/><text:tab/><text:tab/>e.printStackTrace();</text:p>
      <text:p text:style-name="P1"><text:tab/><text:tab/><text:tab/>}</text:p>
      <text:p text:style-name="P1"><text:tab/><text:tab/><text:tab/></text:p>
      <text:p text:style-name="P1"><text:tab/><text:tab/>}</text:p>
      <text:p text:style-name="P1"><text:tab/>}</text:p>
      <text:p text:style-name="P1"><text:tab/></text:p>
      <text:p text:style-name="P1"><text:tab/>public static <text:s/>void closeResQuery(ResultSet rs){</text:p>
      <text:p text:style-name="P1"><text:tab/><text:tab/><text:tab/>try {</text:p>
      <text:p text:style-name="P1"><text:tab/><text:tab/><text:tab/><text:tab/>if(rs!=null){</text:p>
      <text:p text:style-name="P1"><text:tab/><text:tab/><text:tab/><text:tab/><text:tab/>Statement pstmt =rs.getStatement();</text:p>
      <text:p text:style-name="P1"><text:tab/><text:tab/><text:tab/><text:tab/><text:tab/>//关闭ResultSet一定要在获得Statement之后关闭</text:p>
      <text:p text:style-name="P1"><text:tab/><text:tab/><text:tab/><text:tab/><text:tab/>rs.close();</text:p>
      <text:p text:style-name="P1"><text:tab/><text:tab/><text:tab/><text:tab/><text:tab/>if(pstmt!=null){</text:p>
      <text:p text:style-name="P1"><text:tab/><text:tab/><text:tab/><text:tab/><text:tab/><text:tab/>Connection conn=pstmt.getConnection();</text:p>
      <text:p text:style-name="P1"><text:tab/><text:tab/><text:tab/><text:tab/><text:tab/><text:tab/>pstmt.close();</text:p>
      <text:p text:style-name="P1"><text:tab/><text:tab/><text:tab/><text:tab/><text:tab/><text:tab/>if(conn!=null){</text:p>
      <text:p text:style-name="P1"><text:tab/><text:tab/><text:tab/><text:tab/><text:tab/><text:tab/><text:tab/>conn.close();</text:p>
      <text:p text:style-name="P1"><text:soft-page-break/><text:tab/><text:tab/><text:tab/><text:tab/><text:tab/><text:tab/>}</text:p>
      <text:p text:style-name="P1"><text:tab/><text:tab/><text:tab/><text:tab/>}</text:p>
      <text:p text:style-name="P1"><text:tab/><text:tab/><text:tab/><text:tab/></text:p>
      <text:p text:style-name="P1"><text:tab/><text:tab/><text:tab/><text:tab/>}</text:p>
      <text:p text:style-name="P1"><text:tab/><text:tab/><text:tab/>} catch (SQLException e) {</text:p>
      <text:p text:style-name="P1"><text:tab/><text:tab/><text:tab/><text:tab/>e.printStackTrace();</text:p>
      <text:p text:style-name="P1"><text:tab/><text:tab/><text:tab/>}</text:p>
      <text:p text:style-name="P1"><text:tab/><text:tab/><text:tab/></text:p>
      <text:p text:style-name="P1"><text:tab/><text:tab/>}</text:p>
      <text:p text:style-name="P1"><text:tab/></text:p>
      <text:p text:style-name="P1"><text:tab/></text:p>
      <text:p text:style-name="P1"><text:tab/>}</text:p>
      <text:p text:style-name="P1"><text:tab/></text:p>
      <text:p text:style-name="P1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M8S</meta:editing-duration>
    <meta:editing-cycles>3</meta:editing-cycles>
    <meta:generator>LibreOffice/5.3.0.3$Windows_X86_64 LibreOffice_project/7074905676c47b82bbcfbea1aeefc84afe1c50e1</meta:generator>
    <dc:date>2018-03-24T22:30:48.302000000</dc:date>
    <meta:document-statistic meta:table-count="0" meta:image-count="0" meta:object-count="0" meta:page-count="3" meta:paragraph-count="76" meta:word-count="160" meta:character-count="1484" meta:non-whitespace-character-count="1209"/>
    <meta:user-defined meta:name="Info 1"/>
    <meta:user-defined meta:name="Info 2"/>
    <meta:user-defined meta:name="Info 3"/>
    <meta:user-defined meta:name="Info 4"/>
  </office:meta>
</office:document-meta>
</file>